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C1000028F7000058469AC445B4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rázky1" text:anchor-type="paragraph" svg:width="10.486cm" svg:height="22.597cm" draw:z-index="0"><draw:image xlink:href="Pictures/200000C1000028F7000058469AC445B4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sk" fo:country="SK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0" meta:word-count="0" meta:character-count="0"/>
  </office:meta>
</office:document-meta>
</file>